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4.894cm"/>
    </style:style>
    <style:style style:name="pr2" style:family="presentation" style:parent-style-name="Default-outline1">
      <style:graphic-properties draw:fill-color="#ffffff" draw:auto-grow-height="true" fo:min-height="11.154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draw:auto-grow-height="true" fo:min-height="13.86cm"/>
    </style:style>
    <style:style style:name="pr6" style:family="presentation" style:parent-style-name="Default-outline1">
      <style:graphic-properties draw:fill-color="#ffffff" draw:auto-grow-height="true" fo:min-height="15.875cm"/>
    </style:style>
    <style:style style:name="pr7" style:family="presentation" style:parent-style-name="Default-outline1">
      <style:graphic-properties draw:fill-color="#ffffff" fo:min-height="13.609cm"/>
    </style:style>
    <style:style style:name="pr8" style:family="presentation" style:parent-style-name="Default-notes">
      <style:graphic-properties draw:fill-color="#ffffff" draw:auto-grow-height="true" fo:min-height="12.573cm"/>
    </style:style>
    <style:style style:name="pr9" style:family="presentation" style:parent-style-name="Default-outline1">
      <style:graphic-properties draw:fill-color="#ffffff" draw:auto-grow-height="true" fo:min-height="18.13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1.2cm" fo:margin-right="0cm" fo:text-indent="-0.9cm"/>
      <style:text-properties fo:font-size="22pt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1.2cm" fo:margin-right="0cm" fo:text-indent="-0.9cm"/>
      <style:text-properties fo:font-size="24pt"/>
    </style:style>
    <style:style style:name="T1" style:family="text">
      <style:text-properties fo:font-size="22pt"/>
    </style:style>
    <style:style style:name="T2" style:family="text">
      <style:text-properties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4.894cm" svg:x="1.471cm" svg:y="1.27cm" presentation:class="title" presentation:user-transformed="true">
          <draw:text-box>
            <text:p text:style-name="P1">Modifications to the storage stack to better support tgt, sg, st and bsg.</text:p>
          </draw:text-box>
        </draw:frame>
        <draw:frame presentation:style-name="pr2" draw:text-style-name="P2" draw:layer="layout" svg:width="25.199cm" svg:height="11.154cm" svg:x="1.4cm" svg:y="7.62cm" presentation:class="outline" presentation:user-transformed="true">
          <draw:text-box>
            <text:list text:style-name="L2">
              <text:list-item>
                <text:p text:style-name="P2">Scatterlist building and userspace &lt;-&gt; kernel data transfer.</text:p>
              </text:list-item>
            </text:list>
            <text:list text:style-name="L2">
              <text:list-item>
                <text:p text:style-name="P2">Userspace interface and SG v4 requiremen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Userspace&lt;-&gt;Kernel Data Transfer</text:p>
          </draw:text-box>
        </draw:frame>
        <draw:frame presentation:style-name="pr5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sg, st, tgt, bsg and scsi_ioctl.c have implemented their own methods to copy or map data between userspace and the kernel. Reasons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Block layer helpers provides basic functionality for sg v3, but sg and st have lots of features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1">Reserved buffer suppor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1">mmap helper function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1">Large requests using contiguous segment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tgt cannot control what size commands that will be sent to i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Merging Data Transfer Code</text:p>
          </draw:text-box>
        </draw:frame>
        <draw:frame presentation:style-name="pr6" draw:text-style-name="P6" draw:layer="layout" svg:width="25.199cm" svg:height="15.875cm" svg:x="1.4cm" svg:y="4.445cm" presentation:class="outline" presentation:user-transformed="true">
          <draw:text-box>
            <text:list text:style-name="L2">
              <text:list-item>
                <text:p text:style-name="P2"><text:span text:style-name="T1">Move sg and st features to the block layer.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Do we need a new abstraction like sg_limits?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">Supporting real limits of hardware.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Modern Emulex and Qlogic hardware do not have scatter gather or IO size limits as they are defined by scsi_host_template and q limits today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1">Increase SG_ALL and SCSI_MAX_PHYS_SEGMENTS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1">Still have hard limit, but might be able to handle most case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1">Is there a way to make scatterlist allocation not reliant on scsi_sg_pools for SG_IO and tgt requests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 text:style-name="P1">Merging Data Transfer Code (cont)</text:p>
          </draw:text-box>
        </draw:frame>
        <draw:frame presentation:style-name="pr5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<text:span text:style-name="T1">Pass through permission table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sg and SG_IO use the different permission tab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cmdfilter enables userspace to change permiss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Where should the permission tables be attached? gendisk, request queue, or something?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How to handle ATA passthrough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7cm" svg:x="1.27cm" svg:y="0.303cm" presentation:class="title" presentation:user-transformed="true">
          <draw:text-box>
            <text:p text:style-name="P1">sgv4: Basic Design Issues</text:p>
          </draw:text-box>
        </draw:frame>
        <draw:frame presentation:style-name="pr7" draw:text-style-name="P9" draw:layer="layout" svg:width="25.199cm" svg:height="17.073cm" svg:x="1.27cm" svg:y="3.949cm" presentation:class="outline" presentation:user-transformed="true">
          <draw:text-box>
            <text:list text:style-name="L2">
              <text:list-item>
                <text:p text:style-name="P2"><text:span text:style-name="T2">Who needs this?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Command (with task tag and attribute) and TM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Transport level request &amp; respons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Non request &amp; response protocol?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2">requests from kernel &amp; responses from user (tgt)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"><text:span text:style-name="T2">How should sgv4 be implemented?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bsg, sg.c, or both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How to support bsg for non devices (like FC crasses)?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2">bsg-devicess attached to gendisk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2">Make bsg devices to everything via resest queu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"><text:span text:style-name="T2">How should sgv4 be compatible with sgv3?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iovec -&gt; 32/64 bit compat proble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mmap -&gt; only one outstanding semanti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sgv4: Basic Design Issues (cont.)</text:p>
          </draw:text-box>
        </draw:frame>
        <draw:frame presentation:style-name="pr9" draw:text-style-name="P9" draw:layer="layout" svg:width="25.199cm" svg:height="18.132cm" svg:x="1.4cm" svg:y="3.81cm" presentation:class="outline" presentation:user-transformed="true">
          <draw:text-box>
            <text:list text:style-name="L2">
              <text:list-item>
                <text:p text:style-name="P2"><text:span text:style-name="T2">The interface between user and kernel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write/read system ca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2">Writes buffer containing requests / reads buffer containing respons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2">A bit hacky &amp; not effectiv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consumer/producer ring buff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2">Use just two pointer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2">Not work well with multiple processes/thread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Ring buffer with new system call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2">kevent is trying thi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2">Common code for ring buffer (share with kevent, tgt, etc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sgv4: Task Tag</text:p>
          </draw:text-box>
        </draw:frame>
        <draw:frame presentation:style-name="pr5" draw:text-style-name="P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sgv4 needs task tag for task abort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TMF request to abort a task from user space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2">User can sends a command with tag or sg returns a tag to user?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The block layer tagging might work in the latter ca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The block layer tagging happens a bit later after user sends a command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Only few LLDs use the block layer tagging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2">Task tag collision</text:span></text:p>
              </text:list-item>
            </text:list>
            <text:list text:style-name="L2">
              <text:list-item>
                <text:p text:style-name="P2"><text:span text:style-name="T2">Some LLDs simply can't support task ta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sgv4: Task Management Functions</text:p>
          </draw:text-box>
        </draw:frame>
        <draw:frame presentation:style-name="pr5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Where should hooks for tmf be added?</text:p>
              </text:list-item>
            </text:list>
            <text:list text:style-name="L2">
              <text:list-item>
                <text:list>
                  <text:list-item>
                    <text:p text:style-name="P4"><text:s/>transport class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ja" style:country-asian="JP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東風ゴシック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東風ゴシック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東風ゴシック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東風ゴシック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東風ゴシック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番号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番号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7-02-10T00:05:08</meta:creation-date>
    <dc:date>2007-02-13T15:57:27</dc:date>
    <dc:language>en-US</dc:language>
    <meta:editing-cycles>30</meta:editing-cycles>
    <meta:editing-duration>PT5H48M7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